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720274730261680076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6492756104881950274"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371934559219369371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742610857381308299"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604460858940406979"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1070978878646363774"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6698734271019936464"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5768337873923642976"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457726" text:continue-list="list6698734271019936464"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71790476881585254"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51111"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46640"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451558"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461202"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44307"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870528762418139241"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5606843972033470628"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815294251779042271"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49006"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612276714319089276"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03333439788596254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588537154434297914" text:style-name="L15">
        <text:list-item>
          <text:list>
            <text:list-header>
              <text:p text:style-name="P184">1.5 miles averaging about 9:40/mile and rest 1 min</text:p>
            </text:list-header>
          </text:list>
        </text:list-item>
      </text:list>
      <text:p text:style-name="P24">1 mile in 8:26 and rest 2 min</text:p>
      <text:list xml:id="list856196358348345109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933443052617791674"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55586"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4169251075683261523"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514216126760774164"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120427474517258827"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448835" text:continue-list="list3514216126760774164" text:style-name="L19">
        <text:list-item>
          <text:list>
            <text:list-header>
              <text:p text:style-name="P188">(Pace*HR)=1240</text:p>
            </text:list-header>
          </text:list>
        </text:list-item>
      </text:list>
      <text:list xml:id="list34452753" text:continue-list="list4169251075683261523" text:style-name="L18">
        <text:list-item>
          <text:list>
            <text:list-header>
              <text:p text:style-name="P187">2 miles at 10:46/mile Ave HR= 121 bpm and rest a few minutes</text:p>
            </text:list-header>
          </text:list>
        </text:list-item>
      </text:list>
      <text:list xml:id="list34438855" text:continue-list="list34448835"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460217"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493829614718015394"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48506279663992008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805698952902207354"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3067235180037871859"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97683653838056176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639165957555804964"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455539"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43793"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10661683665905559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961009463494748989"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50360032653248830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71243422541705554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650207120969076819"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574364061005733798" text:style-name="L32">
        <text:list-item>
          <text:list>
            <text:list-header>
              <text:p text:style-name="P198">0.25 miles in 2:54</text:p>
              <text:p text:style-name="P198">1 mile in 9:21 going faster as I ran and ending at around 8:30 pace</text:p>
            </text:list-header>
          </text:list>
        </text:list-item>
      </text:list>
      <text:list xml:id="list348681959209409909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89883561957659228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396054803666790156"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25467015569985477"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603873328865693181"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906806436345715844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text:soft-page-break/>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72448645075555680"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text:soft-page-break/></text:p>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04T14:19:14.27</dc:date>
    <dc:creator>James Lombardi</dc:creator>
    <meta:editing-duration>P29DT11H52M29S</meta:editing-duration>
    <meta:editing-cycles>2211</meta:editing-cycles>
    <meta:generator>OpenOffice/4.1.2$Win32 OpenOffice.org_project/412m3$Build-9782</meta:generator>
    <meta:document-statistic meta:table-count="0" meta:image-count="9" meta:object-count="0" meta:page-count="218" meta:paragraph-count="6401" meta:word-count="68950" meta:character-count="352700"/>
  </office:meta>
</office:document-meta>
</file>